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E0000009E3925C051.png"/>
  <manifest:file-entry manifest:media-type="image/png" manifest:full-path="Pictures/1000000000000107000000C06F68BAB3.png"/>
  <manifest:file-entry manifest:media-type="image/png" manifest:full-path="Pictures/10000201000003BD000001409F331EE7.png"/>
  <manifest:file-entry manifest:media-type="image/png" manifest:full-path="Pictures/10000000000001E0000001E043F09BFE.png"/>
  <manifest:file-entry manifest:media-type="image/png" manifest:full-path="Pictures/100000000000010B000000BD7132546D.png"/>
  <manifest:file-entry manifest:media-type="image/png" manifest:full-path="Pictures/10000000000000C0000000776062C6E0.png"/>
  <manifest:file-entry manifest:media-type="image/gif" manifest:full-path="Pictures/10000000000000960000003C4F8EF0FE.gif"/>
  <manifest:file-entry manifest:media-type="image/png" manifest:full-path="Pictures/10000000000001C50000006F8B56A3A2.png"/>
  <manifest:file-entry manifest:media-type="image/png" manifest:full-path="Pictures/10000000000000F90000008FB6D4BDB5.png"/>
  <manifest:file-entry manifest:media-type="image/png" manifest:full-path="Pictures/10000201000000EA00000040BD76C9F6.png"/>
  <manifest:file-entry manifest:media-type="image/png" manifest:full-path="Pictures/10000000000002420000019682179F46.png"/>
  <manifest:file-entry manifest:media-type="image/png" manifest:full-path="Pictures/100000000000028B000001905A0BB11D.png"/>
  <manifest:file-entry manifest:media-type="image/png" manifest:full-path="Pictures/100000000000027E000000F01FD1BF19.png"/>
  <manifest:file-entry manifest:media-type="image/png" manifest:full-path="Pictures/10000200000001900000012CCB057EEC.png"/>
  <manifest:file-entry manifest:media-type="image/png" manifest:full-path="Pictures/1000020100000032000000323CBF63A0.png"/>
  <manifest:file-entry manifest:media-type="image/png" manifest:full-path="Pictures/100000000000018A000000D5DF005EF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205689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vertical-align="top" draw:auto-grow-height="true" fo:padding-top="0.254cm" fo:padding-bottom="0.127cm" fo:padding-left="0.254cm" fo:padding-right="0.254cm" fo:wrap-option="wrap"/>
    </style:style>
    <style:style style:name="gr2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textarea-vertical-align="top" draw:auto-grow-height="true" fo:min-height="3.181cm" fo:padding-top="0.254cm" fo:padding-bottom="0.127cm" fo:padding-left="0.254cm" fo:padding-right="0.254cm" fo:wrap-option="wrap"/>
    </style:style>
    <style:style style:name="pr2" style:family="presentation" style:parent-style-name="Standard-notes">
      <style:graphic-properties draw:fill-color="#ffffff" fo:min-height="13.365cm"/>
    </style:style>
    <style:style style:name="pr3" style:family="presentation" style:parent-style-name="Standard_20_1-title">
      <style:graphic-properties draw:stroke="solid" svg:stroke-color="#205689" draw:fill="solid" draw:fill-color="#205689" draw:textarea-vertical-align="top" draw:auto-grow-height="false" fo:min-height="3.181cm" fo:padding-top="0.254cm" fo:padding-bottom="0.127cm" fo:padding-left="0.254cm" fo:padding-right="0.254cm" fo:wrap-option="wrap"/>
    </style:style>
    <style:style style:name="pr4" style:family="presentation" style:parent-style-name="Standard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pr5" style:family="presentation" style:parent-style-name="Standard_20_1-backgroundobjects" style:list-style-name="L3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pr6" style:family="presentation" style:parent-style-name="Standard_20_1-notes">
      <style:graphic-properties draw:fill-color="#ffffff" fo:min-height="13.365cm"/>
    </style:style>
    <style:style style:name="pr7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pr8" style:family="presentation" style:parent-style-name="Standard_20_1-subtitle">
      <style:graphic-properties draw:fill-color="#ffffff" fo:min-height="12.321cm"/>
    </style:style>
    <style:style style:name="pr9" style:family="presentation" style:parent-style-name="Standard_20_1-backgroundobjects" style:list-style-name="L3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pr10" style:family="presentation" style:parent-style-name="Standard_20_1-backgroundobjects" style:list-style-name="L3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pr11" style:family="presentation" style:parent-style-name="Standard_20_1-subtitle" style:list-style-name="L5">
      <style:graphic-properties draw:fill-color="#ffffff" fo:min-height="5.862cm"/>
    </style:style>
    <style:style style:name="pr12" style:family="presentation" style:parent-style-name="Standard_20_1-backgroundobjects" style:list-style-name="L3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9" style:family="paragraph">
      <style:text-properties fo:font-size="20pt"/>
    </style:style>
    <style:style style:name="P10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P11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font-size="32pt"/>
    </style:style>
    <style:style style:name="P14" style:family="paragraph">
      <style:paragraph-properties fo:margin-top="0cm" fo:margin-bottom="0cm" fo:text-align="start" style:punctuation-wrap="hanging"/>
      <style:text-properties fo:hyphenate="false"/>
    </style:style>
    <style:style style:name="T1" style:family="text">
      <style:text-properties fo:color="#ffffff" style:text-line-through-style="none" fo:font-family="Calibri" fo:font-size="98pt" fo:font-style="normal" style:text-underline-style="none" fo:font-weight="normal" style:font-size-asian="98pt" style:font-style-asian="normal" style:font-weight-asian="normal" style:font-size-complex="98pt" style:font-style-complex="normal" style:font-weight-complex="normal"/>
    </style:style>
    <style:style style:name="T2" style:family="text">
      <style:text-properties fo:color="#ffffff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color="#c6d9f1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name="Titel 1" presentation:style-name="pr1" draw:text-style-name="P2" draw:layer="layout" svg:width="21.589cm" svg:height="6.392cm" svg:x="1.905cm" svg:y="5.918cm" presentation:class="title" presentation:user-transformed="true">
          <draw:text-box>
            <text:p text:style-name="P1"><text:span text:style-name="T1">Seapal</text:span><text:span text:style-name="T1"><text:line-break/></text:span><text:span text:style-name="T2">WTEC</text:span></text:p>
          </draw:text-box>
        </draw:frame>
        <draw:custom-shape draw:name="Untertitel 2" draw:style-name="gr1" draw:text-style-name="P2" draw:layer="layout" svg:width="17.779cm" svg:height="2.668cm" svg:x="3.81cm" svg:y="10.795cm">
          <text:p text:style-name="P3"><text:span text:style-name="T3">Johannes Häussler</text:span></text:p>
          <text:p text:style-name="P3"><text:span text:style-name="T3">Jan Philipp Jägers</text:span></text:p>
          <text:p text:style-name="P3"><text:span text:style-name="T3">Anja Krüger</text:span></text:p>
          <draw:enhanced-geometry svg:viewBox="0 0 21600 21600" draw:type="rectangle" draw:enhanced-path="M 0 0 L 21600 0 21600 21600 0 21600 0 0 Z N"/>
        </draw:custom-shape>
        <draw:frame draw:name="Picture 3" draw:style-name="gr2" draw:text-style-name="P4" draw:layer="layout" svg:width="4.399cm" svg:height="4.399cm" svg:x="10.5cm" svg:y="0.924cm">
          <draw:image xlink:href="Pictures/1000020100000032000000323CBF63A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1">
        <draw:frame draw:style-name="gr4" draw:text-style-name="P5" draw:layer="layout" svg:width="5.06cm" svg:height="3.58cm" svg:x="1cm" svg:y="3cm">
          <draw:image xlink:href="Pictures/100000000000010B000000BD7132546D.png" xlink:type="simple" xlink:show="embed" xlink:actuate="onLoad">
            <text:p/>
          </draw:image>
        </draw:frame>
        <draw:frame draw:name="Titel 1" presentation:style-name="pr3" draw:text-style-name="P6" draw:layer="layout" svg:width="25.399cm" svg:height="3.937cm" svg:x="0cm" svg:y="0cm" presentation:class="title" presentation:user-transformed="true">
          <draw:text-box>
            <text:p text:style-name="P1"><text:span text:style-name="T2">Technologien</text:span></text:p>
          </draw:text-box>
        </draw:frame>
        <draw:frame draw:name="Inhaltsplatzhalter 2" presentation:style-name="pr4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3" draw:style-name="gr2" draw:text-style-name="P4" draw:layer="layout" svg:width="2.599cm" svg:height="2.599cm" svg:x="22.101cm" svg:y="0.724cm">
          <draw:image xlink:href="Pictures/1000020100000032000000323CBF63A0.png" xlink:type="simple" xlink:show="embed" xlink:actuate="onLoad">
            <text:p/>
          </draw:image>
        </draw:frame>
        <draw:frame draw:name="Foliennummernplatzhalter 4" presentation:style-name="pr5" draw:text-style-name="P8" draw:layer="layout" svg:width="5.926cm" svg:height="1.013cm" svg:x="18.203cm" svg:y="17.657cm" presentation:class="page-number" presentation:user-transformed="true">
          <draw:text-box>
            <text:p text:style-name="P7"><text:span text:style-name="T4"><text:page-number>&lt;Nummer&gt;</text:page-number></text:span></text:p>
          </draw:text-box>
        </draw:frame>
        <draw:frame draw:style-name="gr4" draw:text-style-name="P5" draw:layer="layout" svg:width="5.41cm" svg:height="2.69cm" svg:x="10cm" svg:y="7.81cm">
          <draw:image xlink:href="Pictures/100000000000013E0000009E3925C051.png" xlink:type="simple" xlink:show="embed" xlink:actuate="onLoad">
            <text:p/>
          </draw:image>
        </draw:frame>
        <draw:frame draw:style-name="gr4" draw:text-style-name="P5" draw:layer="layout" svg:width="5.78cm" svg:height="3.32cm" svg:x="0.5cm" svg:y="14.5cm">
          <draw:image xlink:href="Pictures/10000000000000F90000008FB6D4BDB5.png" xlink:type="simple" xlink:show="embed" xlink:actuate="onLoad">
            <text:p/>
          </draw:image>
        </draw:frame>
        <draw:frame draw:style-name="gr4" draw:text-style-name="P5" draw:layer="layout" svg:width="5.19cm" svg:height="1.42cm" svg:x="4.31cm" svg:y="17.08cm">
          <draw:image xlink:href="Pictures/10000201000000EA00000040BD76C9F6.png" xlink:type="simple" xlink:show="embed" xlink:actuate="onLoad">
            <text:p/>
          </draw:image>
        </draw:frame>
        <draw:frame draw:style-name="gr4" draw:text-style-name="P5" draw:layer="layout" svg:width="5.32cm" svg:height="1.78cm" svg:x="10.18cm" svg:y="15.22cm">
          <draw:image xlink:href="Pictures/10000201000003BD000001409F331EE7.png" xlink:type="simple" xlink:show="embed" xlink:actuate="onLoad">
            <text:p/>
          </draw:image>
        </draw:frame>
        <draw:frame draw:style-name="gr4" draw:text-style-name="P5" draw:layer="layout" svg:width="5.99cm" svg:height="1.47cm" svg:x="4cm" svg:y="6cm">
          <draw:image xlink:href="Pictures/10000000000001C50000006F8B56A3A2.png" xlink:type="simple" xlink:show="embed" xlink:actuate="onLoad">
            <text:p/>
          </draw:image>
        </draw:frame>
        <draw:frame draw:style-name="gr4" draw:text-style-name="P5" draw:layer="layout" svg:width="5.079cm" svg:height="3.148cm" svg:x="10.421cm" svg:y="11.5cm">
          <draw:image xlink:href="Pictures/10000000000000C0000000776062C6E0.png" xlink:type="simple" xlink:show="embed" xlink:actuate="onLoad">
            <text:p/>
          </draw:image>
        </draw:frame>
        <draw:frame draw:style-name="gr4" draw:text-style-name="P5" draw:layer="layout" svg:width="3.968cm" svg:height="1.587cm" svg:x="18.5cm" svg:y="8cm">
          <draw:image xlink:href="Pictures/10000000000000960000003C4F8EF0FE.gif" xlink:type="simple" xlink:show="embed" xlink:actuate="onLoad">
            <text:p/>
          </draw:image>
        </draw:frame>
        <draw:frame draw:style-name="gr4" draw:text-style-name="P5" draw:layer="layout" svg:width="5.96cm" svg:height="4.35cm" svg:x="17.54cm" svg:y="13cm">
          <draw:image xlink:href="Pictures/1000000000000107000000C06F68BAB3.png" xlink:type="simple" xlink:show="embed" xlink:actuate="onLoad">
            <text:p/>
          </draw:image>
        </draw:frame>
        <draw:frame draw:style-name="gr4" draw:text-style-name="P5" draw:layer="layout" svg:width="5.19cm" svg:height="3.65cm" svg:x="17.81cm" svg:y="9.85cm">
          <draw:image xlink:href="Pictures/10000000000002420000019682179F46.png" xlink:type="simple" xlink:show="embed" xlink:actuate="onLoad">
            <text:p/>
          </draw:image>
        </draw:frame>
        <draw:frame draw:style-name="gr4" draw:text-style-name="P5" draw:layer="layout" svg:width="5.9cm" svg:height="3.19cm" svg:x="0.6cm" svg:y="8cm">
          <draw:image xlink:href="Pictures/100000000000018A000000D5DF005EFB.png" xlink:type="simple" xlink:show="embed" xlink:actuate="onLoad">
            <text:p/>
          </draw:image>
        </draw:frame>
        <draw:frame draw:style-name="gr4" draw:text-style-name="P5" draw:layer="layout" svg:width="4.063cm" svg:height="4.063cm" svg:x="3.437cm" svg:y="10.437cm">
          <draw:image xlink:href="Pictures/10000000000001E0000001E043F09BFE.png" xlink:type="simple" xlink:show="embed" xlink:actuate="onLoad">
            <text:p/>
          </draw:image>
        </draw:frame>
        <draw:frame draw:style-name="gr4" draw:text-style-name="P5" draw:layer="layout" svg:width="5.22cm" svg:height="3.21cm" svg:x="14.28cm" svg:y="4.29cm">
          <draw:image xlink:href="Pictures/100000000000028B000001905A0BB11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&#9;" draw:style-name="dp3" draw:master-page-name="Standard_20_1" presentation:presentation-page-layout-name="AL2T11">
        <draw:frame draw:name="Titel 1" presentation:style-name="pr3" draw:text-style-name="P6" draw:layer="layout" svg:width="25.399cm" svg:height="3.937cm" svg:x="0cm" svg:y="0cm" presentation:class="title" presentation:user-transformed="true">
          <draw:text-box>
            <text:p text:style-name="P1"><text:span text:style-name="T2">Trip</text:span></text:p>
          </draw:text-box>
        </draw:frame>
        <draw:frame draw:name="Inhaltsplatzhalter 2" presentation:style-name="pr4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3" draw:style-name="gr2" draw:text-style-name="P4" draw:layer="layout" svg:width="2.599cm" svg:height="2.599cm" svg:x="22.101cm" svg:y="0.724cm">
          <draw:image xlink:href="Pictures/1000020100000032000000323CBF63A0.png" xlink:type="simple" xlink:show="embed" xlink:actuate="onLoad">
            <text:p/>
          </draw:image>
        </draw:frame>
        <draw:frame draw:name="Foliennummernplatzhalter 4" presentation:style-name="pr7" draw:text-style-name="P11" draw:layer="layout" svg:width="5.926cm" svg:height="1.013cm" svg:x="18.203cm" svg:y="17.657cm" presentation:class="page-number" presentation:user-transformed="true">
          <draw:text-box>
            <text:p text:style-name="P10"><text:span text:style-name="T4"><text:page-number>&lt;Nummer&gt;</text:page-number></text:span></text:p>
          </draw:text-box>
        </draw:frame>
        <draw:frame presentation:style-name="pr8" draw:text-style-name="P12" draw:layer="layout" svg:width="22.859cm" svg:height="12.321cm" svg:x="1.271cm" svg:y="4.571cm">
          <draw:text-box>
            <text:p text:style-name="P12">- Routen planen</text:p>
            <text:p text:style-name="P12">- Routen aufzeichnen</text:p>
            <text:p text:style-name="P12">- Details editieren</text:p>
            <text:p text:style-name="P12">- Distanztool</text:p>
            <text:p text:style-name="P12"/>
            <text:p text:style-name="P12">- Datenbankanbindung</text:p>
            <text:p text:style-name="P12">- Websocket</text:p>
            <text:p text:style-name="P12"/>
          </draw:text-box>
        </draw:frame>
        <draw:frame draw:style-name="gr4" draw:text-style-name="P5" draw:layer="layout" svg:width="10.582cm" svg:height="7.937cm" svg:x="13.918cm" svg:y="5.5cm">
          <draw:image xlink:href="Pictures/10000200000001900000012CCB057EE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1">
        <draw:frame draw:name="Titel 1" presentation:style-name="pr3" draw:text-style-name="P6" draw:layer="layout" svg:width="25.399cm" svg:height="3.937cm" svg:x="0cm" svg:y="0cm" presentation:class="title" presentation:user-transformed="true">
          <draw:text-box>
            <text:p text:style-name="P1"><text:span text:style-name="T2">GWT - Logbuchverwaltung</text:span></text:p>
          </draw:text-box>
        </draw:frame>
        <draw:frame draw:name="Inhaltsplatzhalter 2" presentation:style-name="pr4" draw:text-style-name="P2" draw:layer="layout" svg:width="22.859cm" svg:height="12.571cm" svg:x="1.141cm" svg:y="4.429cm" presentation:class="outline" presentation:user-transformed="true">
          <draw:text-box>
            <text:p/>
          </draw:text-box>
        </draw:frame>
        <draw:frame draw:name="Picture 3" draw:style-name="gr2" draw:text-style-name="P4" draw:layer="layout" svg:width="2.599cm" svg:height="2.599cm" svg:x="22.101cm" svg:y="0.724cm">
          <draw:image xlink:href="Pictures/1000020100000032000000323CBF63A0.png" xlink:type="simple" xlink:show="embed" xlink:actuate="onLoad">
            <text:p/>
          </draw:image>
        </draw:frame>
        <draw:frame draw:name="Foliennummernplatzhalter 4" presentation:style-name="pr9" draw:text-style-name="P8" draw:layer="layout" svg:width="5.926cm" svg:height="1.013cm" svg:x="18.203cm" svg:y="17.657cm" presentation:class="page-number" presentation:user-transformed="true">
          <draw:text-box>
            <text:p text:style-name="P7"><text:span text:style-name="T4"><text:page-number>&lt;Nummer&gt;</text:page-number></text:span></text:p>
          </draw:text-box>
        </draw:frame>
        <draw:frame presentation:style-name="pr8" draw:text-style-name="P13" draw:layer="layout" svg:width="22.859cm" svg:height="12.321cm" svg:x="1.271cm" svg:y="4.571cm">
          <draw:text-box>
            <text:p text:style-name="P13">- Logbuch</text:p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Erstellen</text:p>
                          </text:list-item>
                          <text:list-item>
                            <text:p text:style-name="P13">Editieren</text:p>
                          </text:list-item>
                          <text:list-item>
                            <text:p text:style-name="P13">Lösche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3"/>
            <text:p text:style-name="P13">- smartgwt</text:p>
            <text:p text:style-name="P13">- RPC (Server ↔ Client)</text:p>
            <text:p text:style-name="P13">- mysql-connector</text:p>
            <text:p text:style-name="P13"/>
          </draw:text-box>
        </draw:frame>
        <draw:frame draw:style-name="gr4" draw:text-style-name="P5" draw:layer="layout" svg:width="5.78cm" svg:height="3.32cm" svg:x="11.5cm" svg:y="5.18cm">
          <draw:image xlink:href="Pictures/10000000000000F90000008FB6D4BDB5.png" xlink:type="simple" xlink:show="embed" xlink:actuate="onLoad">
            <text:p/>
          </draw:image>
        </draw:frame>
        <draw:frame draw:style-name="gr4" draw:text-style-name="P5" draw:layer="layout" svg:width="5.19cm" svg:height="1.42cm" svg:x="15.31cm" svg:y="8cm">
          <draw:image xlink:href="Pictures/10000201000000EA00000040BD76C9F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1">
        <office:forms form:automatic-focus="false" form:apply-design-mode="false"/>
        <draw:frame draw:name="Titel 1" presentation:style-name="pr3" draw:text-style-name="P6" draw:layer="layout" svg:width="25.399cm" svg:height="3.937cm" svg:x="0cm" svg:y="0cm" presentation:class="title" presentation:user-transformed="true">
          <draw:text-box>
            <text:p text:style-name="P1"><text:span text:style-name="T2">Eckdaten</text:span></text:p>
          </draw:text-box>
        </draw:frame>
        <draw:frame draw:name="Inhaltsplatzhalter 2" presentation:style-name="pr4" draw:text-style-name="P2" draw:layer="layout" svg:width="22.859cm" svg:height="12.571cm" svg:x="1.141cm" svg:y="4.429cm" presentation:class="outline" presentation:user-transformed="true">
          <draw:text-box>
            <text:p/>
          </draw:text-box>
        </draw:frame>
        <draw:frame draw:name="Picture 3" draw:style-name="gr2" draw:text-style-name="P4" draw:layer="layout" svg:width="2.599cm" svg:height="2.599cm" svg:x="22.101cm" svg:y="0.724cm">
          <draw:image xlink:href="Pictures/1000020100000032000000323CBF63A0.png" xlink:type="simple" xlink:show="embed" xlink:actuate="onLoad">
            <text:p/>
          </draw:image>
        </draw:frame>
        <draw:frame draw:name="Foliennummernplatzhalter 4" presentation:style-name="pr10" draw:text-style-name="P8" draw:layer="layout" svg:width="5.926cm" svg:height="1.013cm" svg:x="18.203cm" svg:y="17.657cm" presentation:class="page-number" presentation:user-transformed="true">
          <draw:text-box>
            <text:p text:style-name="P7"><text:span text:style-name="T4"><text:page-number>&lt;Nummer&gt;</text:page-number></text:span></text:p>
          </draw:text-box>
        </draw:frame>
        <draw:frame draw:style-name="gr4" draw:text-style-name="P5" draw:layer="layout" svg:width="16.881cm" svg:height="6.349cm" svg:x="1.119cm" svg:y="4.5cm">
          <draw:image xlink:href="Pictures/100000000000027E000000F01FD1BF19.png" xlink:type="simple" xlink:show="embed" xlink:actuate="onLoad">
            <text:p/>
          </draw:image>
        </draw:frame>
        <draw:frame presentation:style-name="pr11" draw:text-style-name="P13" draw:layer="layout" svg:width="22.859cm" svg:height="6.331cm" svg:x="1.272cm" svg:y="11.266cm">
          <draw:text-box>
            <text:p text:style-name="P13">&lt; 250 Commits</text:p>
            <text:p text:style-name="P13">~95% Javascript</text:p>
            <text:p text:style-name="P13"/>
            <text:p text:style-name="P13"/>
            <text:p text:style-name="P13"/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1">
        <draw:frame draw:name="Titel 1" presentation:style-name="pr3" draw:text-style-name="P2" draw:layer="layout" svg:width="25.399cm" svg:height="3.937cm" svg:x="0cm" svg:y="0cm" presentation:class="title" presentation:user-transformed="true">
          <draw:text-box>
            <text:p text:style-name="P14"><text:span text:style-name="T2"><text:tab/></text:span></text:p>
          </draw:text-box>
        </draw:frame>
        <draw:frame draw:name="Inhaltsplatzhalter 2" presentation:style-name="pr4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3" draw:style-name="gr2" draw:text-style-name="P4" draw:layer="layout" svg:width="2.599cm" svg:height="2.599cm" svg:x="22.101cm" svg:y="0.724cm">
          <draw:image xlink:href="Pictures/1000020100000032000000323CBF63A0.png" xlink:type="simple" xlink:show="embed" xlink:actuate="onLoad">
            <text:p/>
          </draw:image>
        </draw:frame>
        <draw:frame draw:name="Foliennummernplatzhalter 4" presentation:style-name="pr12" draw:text-style-name="P8" draw:layer="layout" svg:width="5.926cm" svg:height="1.013cm" svg:x="18.203cm" svg:y="17.657cm" presentation:class="page-number" presentation:user-transformed="true">
          <draw:text-box>
            <text:p text:style-name="P7"><text:span text:style-name="T4"><text:page-number>&lt;Nummer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de" fo:country="DE" fo:font-style="normal" fo:text-shadow="none" style:text-underline-style="none" fo:font-weight="normal" style:letter-kerning="true" style:font-family-asian="SimSun" style:font-family-generic-asian="system" style:font-pitch-asian="variable" style:font-size-asian="32pt" style:language-asian="de" style:country-asian="DE" style:font-style-asian="normal" style:font-weight-asian="normal" style:font-family-complex="Mangal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de" fo:country="DE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de" style:country-asian="DE" style:font-style-asian="normal" style:font-weight-asian="norm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de" fo:country="DE" fo:font-style="normal" fo:text-shadow="none" style:text-underline-style="none" fo:font-weight="normal" style:letter-kerning="true" style:font-family-asian="SimSun" style:font-family-generic-asian="system" style:font-pitch-asian="variable" style:font-size-asian="32pt" style:language-asian="de" style:country-asian="DE" style:font-style-asian="normal" style:font-weight-asian="normal" style:font-family-complex="Mangal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de" fo:country="DE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de" style:country-asian="DE" style:font-style-asian="normal" style:font-weight-asian="norm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2" style:family="presentation" style:parent-style-name="Standard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6" style:family="presentation" style:parent-style-name="Standard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7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225cm" fo:margin-bottom="0.5cm" fo:text-align="start" fo:text-indent="0cm" style:punctuation-wrap="hanging"/>
      <style:text-properties fo:font-size="18pt" fo:hyphenate="false"/>
    </style:style>
    <style:style style:name="MP11" style:family="paragraph">
      <style:paragraph-properties fo:margin-left="0cm" fo:margin-right="0cm" fo:margin-top="0.197cm" fo:margin-bottom="0.5cm" fo:text-align="start" fo:text-indent="0cm" style:punctuation-wrap="hanging"/>
      <style:text-properties fo:font-size="18pt" fo:hyphenate="false"/>
    </style:style>
    <style:style style:name="MP12" style:family="paragraph">
      <style:paragraph-properties fo:margin-left="0cm" fo:margin-right="0cm" fo:margin-top="0.169cm" fo:margin-bottom="0.5cm" fo:text-align="start" fo:text-indent="0cm" style:punctuation-wrap="hanging"/>
      <style:text-properties fo:font-size="18pt" fo:hyphenate="false"/>
    </style:style>
    <style:style style:name="MP13" style:family="paragraph">
      <style:paragraph-properties fo:margin-left="0cm" fo:margin-right="0cm" fo:margin-top="0.141cm" fo:margin-bottom="0.5cm" fo:text-align="start" fo:text-indent="0cm" style:punctuation-wrap="hanging"/>
      <style:text-properties fo:font-size="18pt" fo:hyphenate="false"/>
    </style:style>
    <style:style style:name="MT1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draw:name="Titel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Klicken Sie, um das Format des Titeltextes zu bearbeitenTitelmasterformat durch Klicken bearbeiten</text:span></text:p>
        </draw:text-box>
      </draw:frame>
      <draw:frame draw:name="Datumsplatzhalt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3-01-15">15.01.13</text:date></text:span></text:p>
        </draw:text-box>
      </draw:frame>
      <draw:frame draw:name="Fußzeilenplatzhalt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mer&gt;</text:page-number></text:span></text:p>
        </draw:text-box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Standard_20_1" style:display-name="Standard 1" style:page-layout-name="PM1" draw:style-name="Mdp1">
      <draw:frame draw:name="Titel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Klicken Sie, um das Format des Titeltextes zu bearbeitenTitelmasterformat durch Klicken bearbeiten</text:span></text:p>
        </draw:text-box>
      </draw:frame>
      <draw:frame draw:name="Inhaltsplatzhalt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9"><text:span text:style-name="MT3">Klicken Sie, um die Formate des Gliederungstextes zu bearbeiten</text:span></text:p>
              <text:list>
                <text:list-item>
                  <text:p text:style-name="MP9"><text:span text:style-name="MT3">Zweite Gliederungsebene</text:span></text:p>
                  <text:list>
                    <text:list-item>
                      <text:p text:style-name="MP9"><text:span text:style-name="MT3">Dritte Gliederungsebene</text:span></text:p>
                      <text:list>
                        <text:list-item>
                          <text:p text:style-name="MP9"><text:span text:style-name="MT3">Vierte Gliederungsebene</text:span></text:p>
                          <text:list>
                            <text:list-item>
                              <text:p text:style-name="MP9"><text:span text:style-name="MT3">Fünfte Gliederungsebene</text:span></text:p>
                              <text:list>
                                <text:list-item>
                                  <text:p text:style-name="MP9"><text:span text:style-name="MT3">Sechste Gliederungsebene</text:span></text:p>
                                  <text:list>
                                    <text:list-item>
                                      <text:p text:style-name="MP9"><text:span text:style-name="MT3">Siebente Gliederungsebene</text:span></text:p>
                                      <text:list>
                                        <text:list-item>
                                          <text:p text:style-name="MP9"><text:span text:style-name="MT3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3">Neunte GliederungsebeneTextmasterformate durch Klicken bearbeiten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3-01-15">15.01.13</text:date></text:span></text:p>
        </draw:text-box>
      </draw:frame>
      <draw:frame draw:name="Fußzeilenplatzhalt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m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3-01-15T21:28:02.17</dc:date>
    <meta:generator>OpenOffice.org/3.2$Win32 OpenOffice.org_project/320m18$Build-9502</meta:generator>
    <meta:editing-duration>PT01H13M25S</meta:editing-duration>
    <meta:editing-cycles>6</meta:editing-cycles>
    <meta:document-statistic meta:object-count="87"/>
  </office:meta>
</office:document-meta>
</file>